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BeanException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BeanExceptio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BeanException.NoSuchBeanException( String beanName , Bean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